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0.81cm" svg:height="3.701cm" svg:x="6.539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1.621cm" svg:height="0.001cm" draw:transform="rotate (1.5702727280193) translate (6.944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3" draw:text-style-name="P2" draw:layer="layout" svg:width="0.007cm" svg:height="1.489cm" svg:x="6.938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;p13" draw:style-name="gr4" draw:text-style-name="P4" draw:layer="layout" svg:width="1.702cm" svg:height="1.059cm" draw:transform="rotate (-1.5707963267949) translate (7.469cm 6.358cm)">
          <text:p text:style-name="P3"><text:span text:style-name="T1">XD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1" draw:layer="layout" svg:width="0.81cm" svg:height="3.701cm" svg:x="7.349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2" draw:layer="layout" svg:width="0.007cm" svg:height="1.489cm" svg:x="7.749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;p13" draw:style-name="gr2" draw:text-style-name="P2" draw:layer="layout" svg:width="1.621cm" svg:height="0.001cm" draw:transform="rotate (1.5702727280193) translate (7.731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4" draw:text-style-name="P4" draw:layer="layout" svg:width="1.702cm" svg:height="1.059cm" draw:transform="rotate (-1.5707963267949) translate (8.279cm 6.358cm)">
          <text:p text:style-name="P3"><text:span text:style-name="T1">XD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1" draw:layer="layout" svg:width="0.81cm" svg:height="3.701cm" svg:x="8.671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2" draw:layer="layout" svg:width="1.621cm" svg:height="0.001cm" draw:transform="rotate (1.5702727280193) translate (9.076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13" draw:style-name="gr3" draw:text-style-name="P2" draw:layer="layout" svg:width="0.007cm" svg:height="1.489cm" svg:x="9.07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;p13" draw:style-name="gr4" draw:text-style-name="P4" draw:layer="layout" svg:width="1.702cm" svg:height="1.059cm" draw:transform="rotate (-1.5707963267949) translate (9.601cm 6.358cm)">
          <text:p text:style-name="P3"><text:span text:style-name="T1">XD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1" draw:text-style-name="P1" draw:layer="layout" svg:width="0.81cm" svg:height="3.701cm" svg:x="9.482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3" draw:text-style-name="P2" draw:layer="layout" svg:width="0.007cm" svg:height="1.489cm" svg:x="9.881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8;p13" draw:style-name="gr2" draw:text-style-name="P2" draw:layer="layout" svg:width="1.621cm" svg:height="0.001cm" draw:transform="rotate (1.5702727280193) translate (9.863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4" draw:text-style-name="P4" draw:layer="layout" svg:width="1.702cm" svg:height="1.059cm" draw:transform="rotate (-1.5707963267949) translate (10.412cm 6.358cm)">
          <text:p text:style-name="P3"><text:span text:style-name="T1">XD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1" draw:text-style-name="P1" draw:layer="layout" svg:width="0.81cm" svg:height="3.701cm" svg:x="10.823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2" draw:text-style-name="P2" draw:layer="layout" svg:width="1.621cm" svg:height="0.001cm" draw:transform="rotate (1.5702727280193) translate (11.228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3" draw:style-name="gr3" draw:text-style-name="P2" draw:layer="layout" svg:width="0.007cm" svg:height="1.489cm" svg:x="11.222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3" draw:style-name="gr4" draw:text-style-name="P4" draw:layer="layout" svg:width="1.702cm" svg:height="1.059cm" draw:transform="rotate (-1.5707963267949) translate (11.753cm 6.358cm)">
          <text:p text:style-name="P3"><text:span text:style-name="T1">XD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1" draw:text-style-name="P1" draw:layer="layout" svg:width="0.81cm" svg:height="3.701cm" svg:x="11.634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3" draw:text-style-name="P2" draw:layer="layout" svg:width="0.007cm" svg:height="1.489cm" svg:x="12.033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3" draw:style-name="gr2" draw:text-style-name="P2" draw:layer="layout" svg:width="1.621cm" svg:height="0.001cm" draw:transform="rotate (1.5702727280193) translate (12.015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3" draw:style-name="gr4" draw:text-style-name="P4" draw:layer="layout" svg:width="1.702cm" svg:height="1.059cm" draw:transform="rotate (-1.5707963267949) translate (12.564cm 6.358cm)">
          <text:p text:style-name="P3"><text:span text:style-name="T1">XD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1" draw:text-style-name="P1" draw:layer="layout" svg:width="0.81cm" svg:height="3.701cm" svg:x="12.955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2" draw:text-style-name="P2" draw:layer="layout" svg:width="1.621cm" svg:height="0.001cm" draw:transform="rotate (1.5702727280193) translate (13.36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3" draw:style-name="gr3" draw:text-style-name="P2" draw:layer="layout" svg:width="0.007cm" svg:height="1.489cm" svg:x="13.355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3" draw:style-name="gr4" draw:text-style-name="P4" draw:layer="layout" svg:width="1.702cm" svg:height="1.059cm" draw:transform="rotate (-1.5707963267949) translate (13.885cm 6.358cm)">
          <text:p text:style-name="P3"><text:span text:style-name="T1">XD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1" draw:text-style-name="P1" draw:layer="layout" svg:width="0.81cm" svg:height="3.701cm" svg:x="13.766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3" draw:text-style-name="P2" draw:layer="layout" svg:width="0.007cm" svg:height="1.489cm" svg:x="14.165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3" draw:style-name="gr2" draw:text-style-name="P2" draw:layer="layout" svg:width="1.621cm" svg:height="0.001cm" draw:transform="rotate (1.5702727280193) translate (14.148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3" draw:style-name="gr4" draw:text-style-name="P4" draw:layer="layout" svg:width="1.702cm" svg:height="1.059cm" draw:transform="rotate (-1.5707963267949) translate (14.696cm 6.358cm)">
          <text:p text:style-name="P3"><text:span text:style-name="T1">XD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1" draw:text-style-name="P1" draw:layer="layout" svg:width="0.81cm" svg:height="3.701cm" svg:x="15.107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2" draw:text-style-name="P2" draw:layer="layout" svg:width="1.621cm" svg:height="0.001cm" draw:transform="rotate (1.5702727280193) translate (15.512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3" draw:style-name="gr3" draw:text-style-name="P2" draw:layer="layout" svg:width="0.007cm" svg:height="1.489cm" svg:x="15.507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3" draw:style-name="gr4" draw:text-style-name="P4" draw:layer="layout" svg:width="1.702cm" svg:height="1.059cm" draw:transform="rotate (-1.5707963267949) translate (16.037cm 6.358cm)">
          <text:p text:style-name="P3"><text:span text:style-name="T1">XD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1" draw:text-style-name="P1" draw:layer="layout" svg:width="0.81cm" svg:height="3.701cm" svg:x="15.91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3" draw:text-style-name="P2" draw:layer="layout" svg:width="0.007cm" svg:height="1.489cm" svg:x="16.318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3" draw:style-name="gr2" draw:text-style-name="P2" draw:layer="layout" svg:width="1.621cm" svg:height="0.001cm" draw:transform="rotate (1.5702727280193) translate (16.3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3" draw:style-name="gr4" draw:text-style-name="P4" draw:layer="layout" svg:width="1.702cm" svg:height="1.059cm" draw:transform="rotate (-1.5707963267949) translate (16.848cm 6.358cm)">
          <text:p text:style-name="P3"><text:span text:style-name="T1">XD1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1" draw:text-style-name="P1" draw:layer="layout" svg:width="0.81cm" svg:height="3.701cm" svg:x="17.24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3" draw:style-name="gr2" draw:text-style-name="P2" draw:layer="layout" svg:width="1.621cm" svg:height="0.001cm" draw:transform="rotate (1.5702727280193) translate (17.645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3" draw:style-name="gr3" draw:text-style-name="P2" draw:layer="layout" svg:width="0.007cm" svg:height="1.489cm" svg:x="17.639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13" draw:style-name="gr4" draw:text-style-name="P4" draw:layer="layout" svg:width="1.702cm" svg:height="1.059cm" draw:transform="rotate (-1.5707963267949) translate (18.17cm 6.358cm)">
          <text:p text:style-name="P3"><text:span text:style-name="T1">XD1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1" draw:text-style-name="P1" draw:layer="layout" svg:width="0.81cm" svg:height="3.701cm" svg:x="18.051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3" draw:text-style-name="P2" draw:layer="layout" svg:width="0.007cm" svg:height="1.489cm" svg:x="18.45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;p13" draw:style-name="gr2" draw:text-style-name="P2" draw:layer="layout" svg:width="1.621cm" svg:height="0.001cm" draw:transform="rotate (1.5702727280193) translate (18.432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3" draw:style-name="gr4" draw:text-style-name="P4" draw:layer="layout" svg:width="1.702cm" svg:height="1.059cm" draw:transform="rotate (-1.5707963267949) translate (18.981cm 6.358cm)">
          <text:p text:style-name="P3"><text:span text:style-name="T1">XD1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3" draw:style-name="gr4" draw:text-style-name="P4" draw:layer="layout" svg:width="3.499cm" svg:height="1.439cm" draw:transform="rotate (-1.5707963267949) translate (8.071cm 0.237cm)">
          <text:p text:style-name="P3"><text:span text:style-name="T2">Commutateur</text:span></text:p>
          <text:p text:style-name="P3"><text:span text:style-name="T2">NO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3" draw:style-name="gr4" draw:text-style-name="P4" draw:layer="layout" svg:width="3.499cm" svg:height="1.439cm" draw:transform="rotate (-1.5707963267949) translate (10.193cm 0.237cm)">
          <text:p text:style-name="P3"><text:span text:style-name="T2">Commutateur</text:span></text:p>
          <text:p text:style-name="P3"><text:span text:style-name="T2">NF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3" draw:style-name="gr4" draw:text-style-name="P4" draw:layer="layout" svg:width="3.499cm" svg:height="1.439cm" draw:transform="rotate (-1.5707963267949) translate (12.314cm 0.237cm)">
          <text:p text:style-name="P3"><text:span text:style-name="T2">Lampe H4</text:span></text:p>
          <text:p text:style-name="P3"><text:span text:style-name="T2">BAU enclenché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3" draw:style-name="gr4" draw:text-style-name="P4" draw:layer="layout" svg:width="3.499cm" svg:height="1.439cm" draw:transform="rotate (-1.5707963267949) translate (14.477cm 0.237cm)">
          <text:p text:style-name="P3"><text:span text:style-name="T2">Lampe H3 </text:span></text:p>
          <text:p text:style-name="P3"><text:span text:style-name="T2">Marche Moteur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3" draw:style-name="gr4" draw:text-style-name="P4" draw:layer="layout" svg:width="3.499cm" svg:height="1.439cm" draw:transform="rotate (-1.5707963267949) translate (16.64cm 0.237cm)">
          <text:p text:style-name="P3"><text:span text:style-name="T2">BP4</text:span></text:p>
          <text:p text:style-name="P3"><text:span text:style-name="T2">Mot ARR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3" draw:style-name="gr4" draw:text-style-name="P4" draw:layer="layout" svg:width="3.499cm" svg:height="1.439cm" draw:transform="rotate (-1.5707963267949) translate (18.761cm 0.237cm)">
          <text:p text:style-name="P3"><text:span text:style-name="T2">Non utilisé en SAE AII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3" draw:style-name="gr2" draw:text-style-name="P2" draw:layer="layout" svg:width="0.81cm" svg:height="0.001cm" svg:x="17.64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3" draw:style-name="gr2" draw:text-style-name="P2" draw:layer="layout" svg:width="0.81cm" svg:height="0.001cm" svg:x="15.5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3" draw:style-name="gr2" draw:text-style-name="P2" draw:layer="layout" svg:width="0.81cm" svg:height="0.001cm" svg:x="6.93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3" draw:style-name="gr2" draw:text-style-name="P2" draw:layer="layout" svg:width="0.81cm" svg:height="0.001cm" svg:x="9.06cm" svg:y="3.7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3" draw:style-name="gr2" draw:text-style-name="P2" draw:layer="layout" svg:width="0.81cm" svg:height="0.001cm" svg:x="11.217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3" draw:style-name="gr2" draw:text-style-name="P2" draw:layer="layout" svg:width="0.81cm" svg:height="0.001cm" svg:x="13.35cm" svg:y="3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3" draw:style-name="gr4" draw:text-style-name="P4" draw:layer="layout" svg:width="1.799cm" svg:height="0.932cm" draw:transform="rotate (-1.5694000633933) translate (11.693cm 10.55cm)">
          <text:p text:style-name="P3"><text:span text:style-name="T3">XV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3" draw:style-name="gr4" draw:text-style-name="P4" draw:layer="layout" svg:width="1.799cm" svg:height="0.932cm" draw:transform="rotate (-1.5694000633933) translate (12.493cm 10.55cm)">
          <text:p text:style-name="P3"><text:span text:style-name="T3">XV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3" draw:style-name="gr4" draw:text-style-name="P4" draw:layer="layout" svg:width="1.799cm" svg:height="0.932cm" draw:transform="rotate (-1.5694000633933) translate (13.835cm 10.55cm)">
          <text:p text:style-name="P3"><text:span text:style-name="T3">XV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3" draw:style-name="gr4" draw:text-style-name="P4" draw:layer="layout" svg:width="1.799cm" svg:height="0.932cm" draw:transform="rotate (-1.5694000633933) translate (14.636cm 10.55cm)">
          <text:p text:style-name="P3"><text:span text:style-name="T3">XV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3" draw:style-name="gr4" draw:text-style-name="P4" draw:layer="layout" svg:width="1.799cm" svg:height="0.932cm" draw:transform="rotate (-1.5694000633933) translate (7.423cm 10.55cm)">
          <text:p text:style-name="P3"><text:span text:style-name="T3">XC1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3" draw:style-name="gr4" draw:text-style-name="P4" draw:layer="layout" svg:width="1.799cm" svg:height="0.932cm" draw:transform="rotate (-1.5694000633933) translate (8.224cm 10.55cm)">
          <text:p text:style-name="P3"><text:span text:style-name="T3">XC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3" draw:style-name="gr4" draw:text-style-name="P4" draw:layer="layout" svg:width="1.799cm" svg:height="0.932cm" draw:transform="rotate (-1.5694000633933) translate (9.55cm 10.55cm)">
          <text:p text:style-name="P3"><text:span text:style-name="T3">XC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3" draw:style-name="gr4" draw:text-style-name="P4" draw:layer="layout" svg:width="1.799cm" svg:height="0.932cm" draw:transform="rotate (-1.5694000633933) translate (10.351cm 10.55cm)">
          <text:p text:style-name="P3"><text:span text:style-name="T3">XC1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3" draw:style-name="gr4" draw:text-style-name="P4" draw:layer="layout" svg:width="1.799cm" svg:height="0.932cm" draw:transform="rotate (-1.5694000633933) translate (15.967cm 10.55cm)">
          <text:p text:style-name="P3"><text:span text:style-name="T3">XC1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3" draw:style-name="gr4" draw:text-style-name="P4" draw:layer="layout" svg:width="1.799cm" svg:height="0.932cm" draw:transform="rotate (-1.5694000633933) translate (16.768cm 10.55cm)">
          <text:p text:style-name="P3"><text:span text:style-name="T3">XC1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3" draw:style-name="gr2" draw:text-style-name="P2" draw:layer="layout" svg:width="0.81cm" svg:height="0.001cm" draw:transform="rotate (-0.785398163397448) translate (17.359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3" draw:style-name="gr2" draw:text-style-name="P2" draw:layer="layout" svg:width="0.81cm" svg:height="0.001cm" draw:transform="rotate (-0.785398163397448) translate (18.146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3" draw:style-name="gr4" draw:text-style-name="P4" draw:layer="layout" svg:width="4.999cm" svg:height="1.693cm" svg:x="0cm" svg:y="-1.71cm">
          <text:p text:style-name="P3"><text:span text:style-name="T4">Borniers de la porte</text:span></text:p>
          <text:p text:style-name="P3"><text:span text:style-name="T4">de l’armoir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3" draw:style-name="gr4" draw:text-style-name="P4" draw:layer="layout" svg:width="4.999cm" svg:height="1.693cm" svg:x="0cm" svg:y="0.03cm">
          <text:p text:style-name="P3"><text:span text:style-name="T4">Borniers de la porte de l’armo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132;p14" draw:style-name="gr1" draw:text-style-name="P1" draw:layer="layout" svg:width="0.81cm" svg:height="3.701cm" svg:x="2.811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4" draw:style-name="gr2" draw:text-style-name="P2" draw:layer="layout" svg:width="1.621cm" svg:height="0.001cm" draw:transform="rotate (1.5702727280193) translate (3.216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4" draw:style-name="gr3" draw:text-style-name="P2" draw:layer="layout" svg:width="0.007cm" svg:height="1.489cm" svg:x="3.211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14" draw:style-name="gr4" draw:text-style-name="P4" draw:layer="layout" svg:width="1.702cm" svg:height="1.059cm" draw:transform="rotate (-1.5707963267949) translate (3.741cm 6.358cm)">
          <text:p text:style-name="P3"><text:span text:style-name="T1">XD1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4" draw:style-name="gr1" draw:text-style-name="P1" draw:layer="layout" svg:width="0.81cm" svg:height="3.701cm" svg:x="3.622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4" draw:style-name="gr3" draw:text-style-name="P2" draw:layer="layout" svg:width="0.007cm" svg:height="1.489cm" svg:x="4.022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8;p14" draw:style-name="gr2" draw:text-style-name="P2" draw:layer="layout" svg:width="1.621cm" svg:height="0.001cm" draw:transform="rotate (1.5702727280193) translate (4.004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4" draw:style-name="gr4" draw:text-style-name="P4" draw:layer="layout" svg:width="1.702cm" svg:height="1.059cm" draw:transform="rotate (-1.5707963267949) translate (4.552cm 6.358cm)">
          <text:p text:style-name="P3"><text:span text:style-name="T1">XD1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4" draw:style-name="gr1" draw:text-style-name="P1" draw:layer="layout" svg:width="0.81cm" svg:height="3.701cm" svg:x="4.944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4" draw:style-name="gr2" draw:text-style-name="P2" draw:layer="layout" svg:width="1.621cm" svg:height="0.001cm" draw:transform="rotate (1.5702727280193) translate (5.349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14" draw:style-name="gr3" draw:text-style-name="P2" draw:layer="layout" svg:width="0.007cm" svg:height="1.489cm" svg:x="5.343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4" draw:style-name="gr4" draw:text-style-name="P4" draw:layer="layout" svg:width="1.702cm" svg:height="1.059cm" draw:transform="rotate (-1.5707963267949) translate (5.874cm 6.358cm)">
          <text:p text:style-name="P3"><text:span text:style-name="T1">XD1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1" draw:text-style-name="P1" draw:layer="layout" svg:width="0.81cm" svg:height="3.701cm" svg:x="5.755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4" draw:style-name="gr3" draw:text-style-name="P2" draw:layer="layout" svg:width="0.007cm" svg:height="1.489cm" svg:x="6.154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6;p14" draw:style-name="gr2" draw:text-style-name="P2" draw:layer="layout" svg:width="1.621cm" svg:height="0.001cm" draw:transform="rotate (1.5702727280193) translate (6.136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4" draw:style-name="gr4" draw:text-style-name="P4" draw:layer="layout" svg:width="1.702cm" svg:height="1.059cm" draw:transform="rotate (-1.5707963267949) translate (6.685cm 6.358cm)">
          <text:p text:style-name="P3"><text:span text:style-name="T1">XD1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4" draw:style-name="gr1" draw:text-style-name="P1" draw:layer="layout" svg:width="0.81cm" svg:height="3.701cm" svg:x="7.096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4" draw:style-name="gr2" draw:text-style-name="P2" draw:layer="layout" svg:width="1.621cm" svg:height="0.001cm" draw:transform="rotate (1.5702727280193) translate (7.501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4" draw:style-name="gr3" draw:text-style-name="P2" draw:layer="layout" svg:width="0.007cm" svg:height="1.489cm" svg:x="7.495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4" draw:style-name="gr4" draw:text-style-name="P4" draw:layer="layout" svg:width="1.702cm" svg:height="1.059cm" draw:transform="rotate (-1.5707963267949) translate (8.026cm 6.358cm)">
          <text:p text:style-name="P3"><text:span text:style-name="T1">XD1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4" draw:style-name="gr1" draw:text-style-name="P1" draw:layer="layout" svg:width="0.81cm" svg:height="3.701cm" svg:x="7.907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4" draw:style-name="gr3" draw:text-style-name="P2" draw:layer="layout" svg:width="0.007cm" svg:height="1.489cm" svg:x="8.306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p14" draw:style-name="gr2" draw:text-style-name="P2" draw:layer="layout" svg:width="1.621cm" svg:height="0.001cm" draw:transform="rotate (1.5702727280193) translate (8.288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14" draw:style-name="gr4" draw:text-style-name="P4" draw:layer="layout" svg:width="1.702cm" svg:height="1.059cm" draw:transform="rotate (-1.5707963267949) translate (8.837cm 6.358cm)">
          <text:p text:style-name="P3"><text:span text:style-name="T1">XD1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4" draw:style-name="gr1" draw:text-style-name="P1" draw:layer="layout" svg:width="0.81cm" svg:height="3.701cm" svg:x="9.24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4" draw:style-name="gr2" draw:text-style-name="P2" draw:layer="layout" svg:width="1.621cm" svg:height="0.001cm" draw:transform="rotate (1.5702727280193) translate (9.653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4" draw:style-name="gr3" draw:text-style-name="P2" draw:layer="layout" svg:width="0.007cm" svg:height="1.489cm" svg:x="9.647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14" draw:style-name="gr4" draw:text-style-name="P4" draw:layer="layout" svg:width="1.702cm" svg:height="1.059cm" draw:transform="rotate (-1.5707963267949) translate (10.178cm 6.358cm)">
          <text:p text:style-name="P3"><text:span text:style-name="T1">XD1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4" draw:style-name="gr1" draw:text-style-name="P1" draw:layer="layout" svg:width="0.81cm" svg:height="3.701cm" svg:x="10.059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4" draw:style-name="gr3" draw:text-style-name="P2" draw:layer="layout" svg:width="0.007cm" svg:height="1.489cm" svg:x="10.458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14" draw:style-name="gr2" draw:text-style-name="P2" draw:layer="layout" svg:width="1.621cm" svg:height="0.001cm" draw:transform="rotate (1.5702727280193) translate (10.44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4" draw:style-name="gr4" draw:text-style-name="P4" draw:layer="layout" svg:width="1.702cm" svg:height="1.059cm" draw:transform="rotate (-1.5707963267949) translate (10.989cm 6.358cm)">
          <text:p text:style-name="P3"><text:span text:style-name="T1">XD2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4" draw:style-name="gr1" draw:text-style-name="P1" draw:layer="layout" svg:width="0.81cm" svg:height="3.701cm" svg:x="11.3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4" draw:style-name="gr2" draw:text-style-name="P2" draw:layer="layout" svg:width="1.621cm" svg:height="0.001cm" draw:transform="rotate (1.5702727280193) translate (11.785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4" draw:style-name="gr3" draw:text-style-name="P2" draw:layer="layout" svg:width="0.007cm" svg:height="1.489cm" svg:x="11.78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14" draw:style-name="gr4" draw:text-style-name="P4" draw:layer="layout" svg:width="1.702cm" svg:height="1.059cm" draw:transform="rotate (-1.5707963267949) translate (12.31cm 6.358cm)">
          <text:p text:style-name="P3"><text:span text:style-name="T1">XD2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4" draw:style-name="gr1" draw:text-style-name="P1" draw:layer="layout" svg:width="0.81cm" svg:height="3.701cm" svg:x="12.191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4" draw:style-name="gr3" draw:text-style-name="P2" draw:layer="layout" svg:width="0.007cm" svg:height="1.489cm" svg:x="12.59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14" draw:style-name="gr2" draw:text-style-name="P2" draw:layer="layout" svg:width="1.621cm" svg:height="0.001cm" draw:transform="rotate (1.5702727280193) translate (12.573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14" draw:style-name="gr4" draw:text-style-name="P4" draw:layer="layout" svg:width="1.702cm" svg:height="1.059cm" draw:transform="rotate (-1.5707963267949) translate (13.121cm 6.358cm)">
          <text:p text:style-name="P3"><text:span text:style-name="T1">XD2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4" draw:style-name="gr1" draw:text-style-name="P1" draw:layer="layout" svg:width="0.81cm" svg:height="3.701cm" svg:x="13.532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4" draw:style-name="gr2" draw:text-style-name="P2" draw:layer="layout" svg:width="1.621cm" svg:height="0.001cm" draw:transform="rotate (1.5702727280193) translate (13.937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4" draw:style-name="gr3" draw:text-style-name="P2" draw:layer="layout" svg:width="0.007cm" svg:height="1.489cm" svg:x="13.932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14" draw:style-name="gr4" draw:text-style-name="P4" draw:layer="layout" svg:width="1.702cm" svg:height="1.059cm" draw:transform="rotate (-1.5707963267949) translate (14.462cm 6.358cm)">
          <text:p text:style-name="P3"><text:span text:style-name="T1">XD2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4" draw:style-name="gr1" draw:text-style-name="P1" draw:layer="layout" svg:width="0.81cm" svg:height="3.701cm" svg:x="14.343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4" draw:style-name="gr3" draw:text-style-name="P2" draw:layer="layout" svg:width="0.007cm" svg:height="1.489cm" svg:x="14.742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14" draw:style-name="gr2" draw:text-style-name="P2" draw:layer="layout" svg:width="1.621cm" svg:height="0.001cm" draw:transform="rotate (1.5702727280193) translate (14.725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14" draw:style-name="gr4" draw:text-style-name="P4" draw:layer="layout" svg:width="1.702cm" svg:height="1.059cm" draw:transform="rotate (-1.5707963267949) translate (15.273cm 6.358cm)">
          <text:p text:style-name="P3"><text:span text:style-name="T1">XD2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4" draw:style-name="gr1" draw:text-style-name="P1" draw:layer="layout" svg:width="0.81cm" svg:height="3.701cm" svg:x="15.665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4" draw:style-name="gr2" draw:text-style-name="P2" draw:layer="layout" svg:width="1.621cm" svg:height="0.001cm" draw:transform="rotate (1.5702727280193) translate (16.07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14" draw:style-name="gr3" draw:text-style-name="P2" draw:layer="layout" svg:width="0.007cm" svg:height="1.489cm" svg:x="16.064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14" draw:style-name="gr4" draw:text-style-name="P4" draw:layer="layout" svg:width="1.702cm" svg:height="1.059cm" draw:transform="rotate (-1.5707963267949) translate (16.595cm 6.358cm)">
          <text:p text:style-name="P3"><text:span text:style-name="T1">XD2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4" draw:style-name="gr1" draw:text-style-name="P1" draw:layer="layout" svg:width="0.81cm" svg:height="3.701cm" svg:x="16.476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4" draw:style-name="gr3" draw:text-style-name="P2" draw:layer="layout" svg:width="0.007cm" svg:height="1.489cm" svg:x="16.875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6;p14" draw:style-name="gr2" draw:text-style-name="P2" draw:layer="layout" svg:width="1.621cm" svg:height="0.001cm" draw:transform="rotate (1.5702727280193) translate (16.857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14" draw:style-name="gr4" draw:text-style-name="P4" draw:layer="layout" svg:width="1.702cm" svg:height="1.059cm" draw:transform="rotate (-1.5707963267949) translate (17.406cm 6.358cm)">
          <text:p text:style-name="P3"><text:span text:style-name="T1">XD2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4" draw:style-name="gr1" draw:text-style-name="P1" draw:layer="layout" svg:width="0.81cm" svg:height="3.701cm" svg:x="18.32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4" draw:style-name="gr2" draw:text-style-name="P2" draw:layer="layout" svg:width="1.621cm" svg:height="0.001cm" draw:transform="rotate (1.5702727280193) translate (18.732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14" draw:style-name="gr3" draw:text-style-name="P2" draw:layer="layout" svg:width="0.007cm" svg:height="1.489cm" svg:x="18.727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14" draw:style-name="gr4" draw:text-style-name="P4" draw:layer="layout" svg:width="1.702cm" svg:height="1.059cm" draw:transform="rotate (-1.5707963267949) translate (19.258cm 6.358cm)">
          <text:p text:style-name="P3"><text:span text:style-name="T1">XD2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4" draw:style-name="gr1" draw:text-style-name="P1" draw:layer="layout" svg:width="0.81cm" svg:height="3.701cm" svg:x="21.77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4" draw:style-name="gr3" draw:text-style-name="P2" draw:layer="layout" svg:width="0.007cm" svg:height="1.489cm" svg:x="22.177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4" draw:style-name="gr2" draw:text-style-name="P2" draw:layer="layout" svg:width="1.621cm" svg:height="0.001cm" draw:transform="rotate (1.5702727280193) translate (22.159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4" draw:style-name="gr4" draw:text-style-name="P4" draw:layer="layout" svg:width="1.702cm" svg:height="1.059cm" draw:transform="rotate (-1.5707963267949) translate (22.708cm 6.358cm)">
          <text:p text:style-name="P3"><text:span text:style-name="T1">XD3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4" draw:style-name="gr1" draw:text-style-name="P1" draw:layer="layout" svg:width="0.81cm" svg:height="3.701cm" svg:x="19.669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4" draw:style-name="gr2" draw:text-style-name="P2" draw:layer="layout" svg:width="0.811cm" svg:height="0.001cm" draw:transform="rotate (-1.5707963267949) translate (20.074cm 4.5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14" draw:style-name="gr3" draw:text-style-name="P2" draw:layer="layout" svg:width="0.007cm" svg:height="1.489cm" svg:x="20.068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14" draw:style-name="gr4" draw:text-style-name="P4" draw:layer="layout" svg:width="1.702cm" svg:height="1.059cm" draw:transform="rotate (-1.5707963267949) translate (20.599cm 6.358cm)">
          <text:p text:style-name="P3"><text:span text:style-name="T1">XD2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4" draw:style-name="gr1" draw:text-style-name="P1" draw:layer="layout" svg:width="0.81cm" svg:height="3.701cm" svg:x="20.48cm" svg:y="5.359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4" draw:style-name="gr3" draw:text-style-name="P2" draw:layer="layout" svg:width="0.007cm" svg:height="1.489cm" svg:x="20.879cm" svg:y="9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2;p14" draw:style-name="gr2" draw:text-style-name="P2" draw:layer="layout" svg:width="0.786cm" svg:height="0.001cm" draw:transform="rotate (1.5707963267949) translate (20.885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14" draw:style-name="gr4" draw:text-style-name="P4" draw:layer="layout" svg:width="1.702cm" svg:height="1.059cm" draw:transform="rotate (-1.5707963267949) translate (21.41cm 6.358cm)">
          <text:p text:style-name="P3"><text:span text:style-name="T1">XD2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4" draw:style-name="gr4" draw:text-style-name="P4" draw:layer="layout" svg:width="3.499cm" svg:height="1.439cm" draw:transform="rotate (-1.5707963267949) translate (4.341cm 0.237cm)">
          <text:p text:style-name="P3"><text:span text:style-name="T2">Non utilisé en SAE AII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4" draw:style-name="gr4" draw:text-style-name="P4" draw:layer="layout" svg:width="3.499cm" svg:height="1.439cm" draw:transform="rotate (-1.5707963267949) translate (8.632cm 0.237cm)">
          <text:p text:style-name="P3"><text:span text:style-name="T2">Non utilisé en SAE AII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4" draw:style-name="gr2" draw:text-style-name="P2" draw:layer="layout" svg:width="0.81cm" svg:height="0.001cm" svg:x="20.078cm" svg:y="4.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14" draw:style-name="gr2" draw:text-style-name="P2" draw:layer="layout" svg:width="3.449cm" svg:height="0.001cm" svg:x="18.72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4" draw:style-name="gr2" draw:text-style-name="P2" draw:layer="layout" svg:width="0.81cm" svg:height="0.001cm" svg:x="3.20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14" draw:style-name="gr2" draw:text-style-name="P2" draw:layer="layout" svg:width="0.81cm" svg:height="0.001cm" svg:x="5.34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14" draw:style-name="gr2" draw:text-style-name="P2" draw:layer="layout" svg:width="0.81cm" svg:height="0.001cm" svg:x="7.49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14" draw:style-name="gr2" draw:text-style-name="P2" draw:layer="layout" svg:width="0.81cm" svg:height="0.001cm" svg:x="9.64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14" draw:style-name="gr2" draw:text-style-name="P2" draw:layer="layout" svg:width="0.81cm" svg:height="0.001cm" svg:x="11.77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14" draw:style-name="gr2" draw:text-style-name="P2" draw:layer="layout" svg:width="0.81cm" svg:height="0.001cm" svg:x="13.92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14" draw:style-name="gr2" draw:text-style-name="P2" draw:layer="layout" svg:width="0.81cm" svg:height="0.001cm" svg:x="16.061cm" svg:y="3.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14" draw:style-name="gr4" draw:text-style-name="P4" draw:layer="layout" svg:width="3.499cm" svg:height="1.439cm" draw:transform="rotate (-1.5707963267949) translate (6.487cm 0.25cm)">
          <text:p text:style-name="P3"><text:span text:style-name="T2">BP3</text:span></text:p>
          <text:p text:style-name="P3"><text:span text:style-name="T2">Pause séquenc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4" draw:style-name="gr4" draw:text-style-name="P4" draw:layer="layout" svg:width="3.499cm" svg:height="1.439cm" draw:transform="rotate (-1.5707963267949) translate (10.743cm 0.25cm)">
          <text:p text:style-name="P3"><text:span text:style-name="T2">Lampe H2</text:span></text:p>
          <text:p text:style-name="P3"><text:span text:style-name="T2">Défaut variateur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4" draw:style-name="gr4" draw:text-style-name="P4" draw:layer="layout" svg:width="3.499cm" svg:height="1.439cm" draw:transform="rotate (-1.5707963267949) translate (12.854cm 0.237cm)">
          <text:p text:style-name="P3"><text:span text:style-name="T2">BP1</text:span></text:p>
          <text:p text:style-name="P3"><text:span text:style-name="T2">DCY / Mot AV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4" draw:style-name="gr4" draw:text-style-name="P4" draw:layer="layout" svg:width="3.499cm" svg:height="1.439cm" draw:transform="rotate (-1.5707963267949) translate (15.039cm 0.25cm)">
          <text:p text:style-name="P3"><text:span text:style-name="T2">BP2</text:span></text:p>
          <text:p text:style-name="P3"><text:span text:style-name="T2">Validatio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4" draw:style-name="gr4" draw:text-style-name="P4" draw:layer="layout" svg:width="3.499cm" svg:height="1.397cm" draw:transform="rotate (-1.5707963267949) translate (17.182cm 0.237cm)">
          <text:p text:style-name="P3"><text:span text:style-name="T2">Lampe H1</text:span></text:p>
          <text:p text:style-name="P3"><text:span text:style-name="T3">Présence tensio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4" draw:style-name="gr4" draw:text-style-name="P4" draw:layer="layout" svg:width="3.499cm" svg:height="1.904cm" svg:x="18.694cm" svg:y="0.634cm">
          <text:p text:style-name="P3"><text:span text:style-name="T2">Bouton d’arrêt d’urgence à 2 contacts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4" draw:style-name="gr4" draw:text-style-name="P4" draw:layer="layout" svg:width="1.799cm" svg:height="0.932cm" draw:transform="rotate (-1.5694000633933) translate (10.108cm 10.55cm)">
          <text:p text:style-name="P3"><text:span text:style-name="T3">XV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4" draw:style-name="gr4" draw:text-style-name="P4" draw:layer="layout" svg:width="1.799cm" svg:height="0.932cm" draw:transform="rotate (-1.5694000633933) translate (10.908cm 10.55cm)">
          <text:p text:style-name="P3"><text:span text:style-name="T3">XV5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4" draw:style-name="gr4" draw:text-style-name="P4" draw:layer="layout" svg:width="1.799cm" svg:height="0.932cm" draw:transform="rotate (-1.5694000633933) translate (16.486cm 10.55cm)">
          <text:p text:style-name="P3"><text:span text:style-name="T3">XV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4" draw:style-name="gr4" draw:text-style-name="P4" draw:layer="layout" svg:width="1.799cm" svg:height="0.932cm" draw:transform="rotate (-1.5694000633933) translate (17.287cm 10.55cm)">
          <text:p text:style-name="P3"><text:span text:style-name="T3">XV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4" draw:style-name="gr4" draw:text-style-name="P4" draw:layer="layout" svg:width="1.799cm" svg:height="0.932cm" draw:transform="rotate (-1.5694000633933) translate (19.192cm 10.55cm)">
          <text:p text:style-name="P3"><text:span text:style-name="T3">XC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14" draw:style-name="gr4" draw:text-style-name="P4" draw:layer="layout" svg:width="1.799cm" svg:height="0.932cm" draw:transform="rotate (-1.5694000633933) translate (22.652cm 10.55cm)">
          <text:p text:style-name="P3"><text:span text:style-name="T3">XC1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4" draw:style-name="gr2" draw:text-style-name="P2" draw:layer="layout" svg:width="0.81cm" svg:height="0.001cm" draw:transform="rotate (-0.785398163397448) translate (7.215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14" draw:style-name="gr2" draw:text-style-name="P2" draw:layer="layout" svg:width="0.81cm" svg:height="0.001cm" draw:transform="rotate (-0.785398163397448) translate (8.025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14" draw:style-name="gr2" draw:text-style-name="P2" draw:layer="layout" svg:width="0.81cm" svg:height="0.001cm" draw:transform="rotate (-0.785398163397448) translate (2.91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14" draw:style-name="gr2" draw:text-style-name="P2" draw:layer="layout" svg:width="0.81cm" svg:height="0.001cm" draw:transform="rotate (-0.785398163397448) translate (3.721cm 9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14" draw:style-name="gr4" draw:text-style-name="P4" draw:layer="layout" svg:width="1.799cm" svg:height="0.932cm" draw:transform="rotate (-1.5694000633933) translate (12.26cm 10.55cm)">
          <text:p text:style-name="P3"><text:span text:style-name="T3">XC13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4" draw:style-name="gr4" draw:text-style-name="P4" draw:layer="layout" svg:width="1.799cm" svg:height="0.932cm" draw:transform="rotate (-1.5694000633933) translate (13.061cm 10.55cm)">
          <text:p text:style-name="P3"><text:span text:style-name="T3">XC14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4" draw:style-name="gr4" draw:text-style-name="P4" draw:layer="layout" svg:width="1.799cm" svg:height="0.932cm" draw:transform="rotate (0.00139626340159546) translate (19.581cm 2.753cm)">
          <text:p text:style-name="P3"><text:span text:style-name="T3">BAU1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4" draw:style-name="gr4" draw:text-style-name="P4" draw:layer="layout" svg:width="1.799cm" svg:height="0.932cm" draw:transform="rotate (0.00139626340159546) translate (19.578cm 3.753cm)">
          <text:p text:style-name="P3"><text:span text:style-name="T3">BAU2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4" draw:style-name="gr4" draw:text-style-name="P4" draw:layer="layout" svg:width="1.799cm" svg:height="0.932cm" draw:transform="rotate (-1.5694000633933) translate (20.522cm 10.55cm)">
          <text:p text:style-name="P3"><text:span text:style-name="T3">XC19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4" draw:style-name="gr4" draw:text-style-name="P4" draw:layer="layout" svg:width="1.799cm" svg:height="0.932cm" draw:transform="rotate (-1.5694000633933) translate (21.322cm 10.55cm)">
          <text:p text:style-name="P3"><text:span text:style-name="T3">XC20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4" draw:style-name="gr4" draw:text-style-name="P4" draw:layer="layout" svg:width="1.799cm" svg:height="0.932cm" draw:transform="rotate (-1.5694000633933) translate (14.373cm 10.55cm)">
          <text:p text:style-name="P3"><text:span text:style-name="T3">XC1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14" draw:style-name="gr4" draw:text-style-name="P4" draw:layer="layout" svg:width="1.799cm" svg:height="0.932cm" draw:transform="rotate (-1.5694000633933) translate (15.174cm 10.55cm)">
          <text:p text:style-name="P3"><text:span text:style-name="T3">XC18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14" draw:style-name="gr4" draw:text-style-name="P4" draw:layer="layout" svg:width="1.799cm" svg:height="0.932cm" draw:transform="rotate (-1.5694000633933) translate (5.823cm 10.55cm)">
          <text:p text:style-name="P3"><text:span text:style-name="T3">XC16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14" draw:style-name="gr4" draw:text-style-name="P4" draw:layer="layout" svg:width="1.799cm" svg:height="0.932cm" draw:transform="rotate (-1.5694000633933) translate (6.624cm 10.55cm)">
          <text:p text:style-name="P3"><text:span text:style-name="T3">XC1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12ea70b8382_0_36:notes" draw:style-name="gr5" draw:layer="layout" svg:width="16.932cm" svg:height="9.524cm" svg:x="1.059cm" svg:y="1.905cm" draw:page-number="2" presentation:class="page"/>
          <draw:frame draw:name="Google Shape;130;g12ea70b8382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5"/>
    <meta:generator>LibreOfficeDev/6.0.5.2$Linux_X86_64 LibreOffice_project/</meta:generator>
  </office:meta>
</office:document-meta>
</file>